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d4f8" officeooo:paragraph-rsid="000bd4f8"/>
    </style:style>
    <style:style style:name="P2" style:family="paragraph" style:parent-style-name="Standard">
      <style:text-properties officeooo:rsid="000be2e8" officeooo:paragraph-rsid="000be2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Projektbezeichnung</text:p>
      <text:p text:style-name="P2"><text:tab/>Entwickeln einer Serversoftware inklusive Testclient zur Reservierung von Hotelzimmern</text:p>
      <text:p text:style-name="P2">1.1*<text:tab/>Kurzform der Aufgabenstellung</text:p>
      <text:p text:style-name="P2"><text:tab/>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n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2">1.2<text:tab/>Ist-Analyse</text:p>
      <text:p text:style-name="P2"><text:tab/>Da das ganze System von Grund auf neu entwickelt werden soll, ist bisher keinerlei Software vorhanden. Es steht ein detailliert ausgearbeitetes grafisches Mock-Up der mobilen Clients zur Verfügung. Hier wird der Entwurf der komfortablen und intuitiven grafischen Benutzerschnittstelle der Arbeit zugrundegelegt. Auch bestehen schon die externen Datendienste von denen wir im wesentlichen sich häufig ändernde Daten wie Preise und Verfügbarkeiten erhalten und auf dem Proxyserver puffern, verarbeiten und an die Clients ausliefern.</text:p>
      <text:p text:style-name="P2">2.<text:tab/>Zielsetzung entwickeln / Soll-Konzept</text:p>
      <text:p text:style-name="P2">2.1*<text:tab/>Was soll am Ende des Projektes erreicht sein?</text:p>
      <text:p text:style-name="P2"><text:tab/>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Bestandteil des Teilprojekts und wird im Anschluss an das Teilprojekt entwickelt. <text:s/></text:p>
      <text:p text:style-name="P2">2.2<text:tab/>Welche Anforderungen müssen erfüllt sein?</text:p>
      <text:p text:style-name="P2"><text:tab/>Folgende Anforderungen müssen erfüllt sein:</text:p>
      <text:p text:style-name="P2">-<text:tab/>Es soll eine vollständige Analyse des notwendigen Datenverkehrs zwischen Proxyserver und Clients durchgeführt werden. </text:p>
      <text:p text:style-name="P2">-<text:tab/>Der Benutzer soll möglichst wenig Wartezeit auf sich nehmen; der Reservierungsvorgang soll flüssig durchführbar sein (“10-Sekunden-Reservierung”)</text:p>
      <text:p text:style-name="P2">-<text:tab/>Ein vollständiges API des Proxyservers für die mobilen Clients (Dienstkonsumenten) soll erarbeitet werden, da die Entwicklung der mobilen Apps teilweise parallel von Mitarbeitern durchgeführt werden soll</text:p>
      <text:p text:style-name="P2">-<text:tab/>Proxyserver und Clients kommunizieren mittels JSON über HTTP (REST)</text:p>
      <text:p text:style-name="P2">-<text:tab/>Die Serversoftware wird mittels PHP-Framework (Symfony) objektorientiert nach dem MVC Entwurfsmuster (model view controller - deutsch: modell, praesentation, steuerung) entwickelt</text:p>
      <text:p text:style-name="P2">-<text:tab/>Der Webclient wird mittels üblicher Webtechnologien entwickelt (HTML, CSS, JavaScript). Der Einsatz von Frameworks ist hier ebenfalls möglich. </text:p>
      <text:p text:style-name="P2">-<text:tab/>Bei abgeschlossener Reservierung soll eine E-Mail mit den Reservierungsdaten an das Hotel geschickt werden</text:p>
      <text:p text:style-name="P2">2.3<text:tab/>Welche Einschränkungen müssen berücksichtigt werden ?</text:p>
      <text:p text:style-name="P2"><text:tab/>Das System soll in englischer Sprache entwickelt werden, die grafische Benutzeroberfläche <text:soft-page-break/>soll in deutscher Sprache dargestellt werden. Eine einheitliche und konsistente Begrifflichkeit ist wünschenswert. Der Softwareentwurf sollte möglichst einfach und leicht verständlich sein, ausserdem sollte das System sich leicht erweitern lassen (Skalierbarkeit). <text:s text:c="2"/></text:p>
      <text:p text:style-name="P2">3.<text:tab/>Projektstrukturplan entwickeln</text:p>
      <text:p text:style-name="P2">3.1<text:tab/>Was ist zur Erfüllung der Zielsetzung erforderlich ?</text:p>
      <text:p text:style-name="P2"><text:tab/>Zur Erfüllung der Aufgabenstellung ist die genaue Analyse des grafischen Mock-Ups hinsichtlich der darauf folgenden Programmierung nötig (welche Daten müssen wann in welchem Format zur Verfügung stehen). Weiterhin wird ein handelsüblicher PC mit Windows 10 als Entwicklungsplattform eingesetzt. Als Entwicklungssoftware kommen open-source Softwareprodukte zum Einsatz. Eine Versionsverwaltung in Form von Git wird ausserdem eingesetzt. Weiterhin stehen PHP sowie MySQL zur Verfügung. Die Software wird zum testen und für den produktiven Einsatz auf einen managed-Server eines Rechenzentrums übertragen. </text:p>
      <text:p text:style-name="P2">3.2*<text:tab/>Hauptaufgaben auflisten</text:p>
      <text:p text:style-name="P2"><text:tab/>1)<text:tab/>Planungsphase</text:p>
      <text:p text:style-name="P2"><text:tab/>2)<text:tab/>Analysephase</text:p>
      <text:p text:style-name="P2"><text:tab/>3)<text:tab/>Entwurfsphase</text:p>
      <text:p text:style-name="P2"><text:tab/>4)<text:tab/>Realisierungsphase</text:p>
      <text:p text:style-name="P2"><text:tab/>5)<text:tab/>Testphase</text:p>
      <text:p text:style-name="P2"><text:tab/>6)<text:tab/>Übergabephase</text:p>
      <text:p text:style-name="P2"><text:tab/>7)<text:tab/>Dokumentation</text:p>
      <text:p text:style-name="P2">3.3*<text:tab/>Teilaufgaben (mit Zeitrahmen) auflisten</text:p>
      <text:p text:style-name="P2"/>
      <text:p text:style-name="P2"><text:tab/>zu 1)<text:tab/>- <text:s text:c="2"/>Planungsphase</text:p>
      <text:p text:style-name="P2">-<text:tab/>Projektstrukturplan erstellen</text:p>
      <text:p text:style-name="P2">-<text:tab/>Termin und Meilensteinplan erstellen</text:p>
      <text:p text:style-name="P2"/>
      <text:p text:style-name="P2"><text:tab/>zu 2)<text:tab/>- <text:s text:c="2"/>Analysephase</text:p>
      <text:p text:style-name="P2">-<text:tab/>grafisches Mock-Up analysieren (1h)</text:p>
      <text:p text:style-name="P2">-<text:tab/>Beteiligte Entitäten ermitteln (2h)</text:p>
      <text:p text:style-name="P2">-<text:tab/>Beziehung der Entitäten ermitteln (2h)</text:p>
      <text:p text:style-name="P2">-<text:tab/>notwendige Kommunikation zwischen Clients (Apps) und Server (Proxy) ermitteln (2h)</text:p>
      <text:p text:style-name="P2"/>
      <text:p text:style-name="P2"><text:tab/>zu 3)<text:tab/>- <text:s text:c="2"/>Entwurfsphase</text:p>
      <text:p text:style-name="P2">-<text:tab/>Anwendungsfalldiagramm erstellen (2h)</text:p>
      <text:p text:style-name="P2">-<text:tab/>Klassendiagramm erstellen (2h)</text:p>
      <text:p text:style-name="P2">-<text:tab/>Sequenzdiagramm erstellen (1h)</text:p>
      <text:p text:style-name="P2">-<text:tab/>Entwurf der JSON Objektstruktur für den Datenaustausch</text:p>
      <text:p text:style-name="P2">-<text:tab/>Definition der Endpoints des Webdienstes (4h)</text:p>
      <text:p text:style-name="P2"/>
      <text:p text:style-name="P2"><text:tab/>zu 4)<text:tab/>- <text:s text:c="2"/>Realisierungsphase</text:p>
      <text:p text:style-name="P2">-<text:tab/>Aufbau Repositorystruktur</text:p>
      <text:p text:style-name="P2">-<text:tab/>Installation Symfony mit eventuell benoetigten Zusatzmodulen</text:p>
      <text:p text:style-name="P2">-<text:tab/>Implementierung der Modelle (model)</text:p>
      <text:p text:style-name="P2">-<text:tab/>Implementierung der Steuerung (controller)</text:p>
      <text:p text:style-name="P2">-<text:tab/>Implementierung der Praesentation (view)</text:p>
      <text:p text:style-name="P2"/>
      <text:p text:style-name="P2"><text:tab/>zu 5)<text:tab/>- <text:s text:c="2"/>Testphase</text:p>
      <text:p text:style-name="P2">-<text:tab/>testen der einzelnen Softwaremodule</text:p>
      <text:p text:style-name="P2"/>
      <text:p text:style-name="P2"><text:tab/>zu 6)<text:tab/>- <text:s text:c="2"/>Uebergabephase</text:p>
      <text:p text:style-name="P2">-<text:tab/>Uebergabe der Software und Inbetriebnahme</text:p>
      <text:p text:style-name="P2"/>
      <text:p text:style-name="P2"><text:soft-page-break/></text:p>
      <text:p text:style-name="P2"><text:tab/>zu 7)<text:tab/>- <text:s text:c="2"/>Dokumentation</text:p>
      <text:p text:style-name="P2">-<text:tab/>Erstellen der Dokumentation (10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4:41:12.322000000</meta:creation-date>
    <dc:date>2016-03-04T16:15:32.020000000</dc:date>
    <meta:editing-duration>PT13M3S</meta:editing-duration>
    <meta:editing-cycles>10</meta:editing-cycles>
    <meta:generator>LibreOffice/5.0.5.2$Windows_X86_64 LibreOffice_project/55b006a02d247b5f7215fc6ea0fde844b30035b3</meta:generator>
    <meta:document-statistic meta:table-count="0" meta:image-count="0" meta:object-count="0" meta:page-count="3" meta:paragraph-count="60" meta:word-count="754" meta:character-count="5910" meta:non-whitespace-character-count="5171"/>
  </office:meta>
</office:document-meta>
</file>